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000000060ECF49FAD.png" manifest:media-type="image/png"/>
  <manifest:file-entry manifest:full-path="Pictures/1000020000000031000000318F04CA0B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288cm" table:align="left" style:writing-mode="lr-tb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.251cm"/>
    </style:style>
    <style:style style:name="Table1.F" style:family="table-column">
      <style:table-column-properties style:column-width="2cm"/>
    </style:style>
    <style:style style:name="Table1.G" style:family="table-column">
      <style:table-column-properties style:column-width="5.285cm"/>
    </style:style>
    <style:style style:name="Table1.1" style:family="table-row">
      <style:table-row-properties style: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G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Header">
      <style:paragraph-properties fo:margin-top="0cm" fo:margin-bottom="0cm"/>
      <style:text-properties style:font-name="Arial" fo:font-size="10pt" style:text-underline-style="none" style:font-size-asian="10pt" style:font-size-complex="10pt"/>
    </style:style>
    <style:style style:name="P3" style:family="paragraph" style:parent-style-name="Header">
      <style:paragraph-properties fo:margin-top="0cm" fo:margin-bottom="0cm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style:text-underline-style="none" style:font-size-asian="10pt" style:font-size-complex="10pt"/>
    </style:style>
    <style:style style:name="P4" style:family="paragraph" style:parent-style-name="Header">
      <style:paragraph-properties fo:margin-top="0.106cm" fo:margin-bottom="0cm"/>
      <style:text-properties style:font-name="Arial" fo:font-size="10pt" style:text-underline-style="none" style:font-size-asian="10pt" style:font-size-complex="10pt"/>
    </style:style>
    <style:style style:name="P5" style:family="paragraph" style:parent-style-name="Header">
      <style:paragraph-properties fo:margin-top="0.212cm" fo:margin-bottom="0cm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style:text-underline-style="none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953cm"/>
          <style:tab-stop style:position="1.588cm"/>
          <style:tab-stop style:position="2.251cm"/>
          <style:tab-stop style:position="2.54cm"/>
          <style:tab-stop style:position="5.398cm"/>
          <style:tab-stop style:position="14.252cm"/>
        </style:tab-stops>
      </style:paragraph-properties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953cm"/>
          <style:tab-stop style:position="1.588cm"/>
          <style:tab-stop style:position="2.251cm"/>
          <style:tab-stop style:position="2.54cm"/>
          <style:tab-stop style:position="5.398cm"/>
          <style:tab-stop style:position="14.252cm"/>
        </style:tab-stops>
      </style:paragraph-properties>
      <style:text-properties style:font-name="Arial" fo:font-size="24pt" style:font-size-asian="24pt" style:font-name-complex="Arial" style:font-size-complex="24pt"/>
    </style:style>
    <style:style style:name="P8" style:family="paragraph" style:parent-style-name="Header">
      <style:paragraph-properties fo:margin-left="0cm" fo:margin-right="-3.016cm" fo:margin-top="0cm" fo:margin-bottom="0cm" fo:text-align="justify" style:justify-single-word="false" fo:text-indent="0cm" style:auto-text-indent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9" style:family="paragraph" style:parent-style-name="Standard">
      <style:paragraph-properties fo:margin-left="9.843cm" fo:margin-right="0cm" fo:margin-top="0cm" fo:margin-bottom="0.212cm" fo:text-indent="-9.843cm" style:auto-text-indent="false">
        <style:tab-stops>
          <style:tab-stop style:position="5.001cm"/>
          <style:tab-stop style:position="6.2cm"/>
          <style:tab-stop style:position="7.401cm"/>
          <style:tab-stop style:position="8.601cm"/>
          <style:tab-stop style:position="9.80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fo:font-style="normal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style="normal" style:font-name-asian="Webdings" style:font-size-asian="11pt" style:font-style-asian="normal" style:font-name-complex="Webdings" style:font-size-complex="11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Webdings" fo:font-size="24pt" style:font-name-asian="Webdings" style:font-size-asian="24pt" style:font-name-complex="Webdings" style:font-size-complex="24pt"/>
    </style:style>
    <style:style style:name="P18" style:family="paragraph" style:parent-style-name="Standard">
      <style:paragraph-properties fo:margin-top="0cm" fo:margin-bottom="0cm" fo:text-align="start" style:justify-single-word="false" style:snap-to-layout-grid="false"/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P19" style:family="paragraph" style:parent-style-name="Standard" style:master-page-name="Standard">
      <style:paragraph-properties fo:margin-top="0cm" fo:margin-bottom="0cm" fo:text-align="start" style:justify-single-word="false" style:page-number="auto" fo:break-before="column" fo:background-color="#ffffff" style:snap-to-layout-grid="false">
        <style:tab-stops>
          <style:tab-stop style:position="6.562cm"/>
        </style:tab-stops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 fo:background-color="#ffffff">
        <style:tab-stops>
          <style:tab-stop style:position="1.323cm"/>
          <style:tab-stop style:position="7.276cm"/>
        </style:tab-stops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Header">
      <style:paragraph-properties fo:margin-top="0cm" fo:margin-bottom="0cm" fo:text-align="justify" style:justify-single-word="false" style:snap-to-layout-grid="false"/>
      <style:text-properties style:font-name="Arial"/>
    </style:style>
    <style:style style:name="T1" style:family="text">
      <style:text-properties style:font-name-complex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[Mandant.Titel] [Mandant.Vorname] [Mandant.Name]</text:p>
      <text:p text:style-name="P20">[Mandant:mw:Facharzt/Fachärztin] für Allgemeinmedizin FMH<text:tab/></text:p>
      <text:p text:style-name="P21">[Mandant.Strasse],</text:p>
      <text:p text:style-name="P21">[Mandant.Plz] [Mandant.Ort]</text:p>
      <text:p text:style-name="P21"/>
      <text:p text:style-name="P22">Telefon<text:tab/>[Mandant.Telefon1]</text:p>
      <text:p text:style-name="P22">Telefax<text:tab/>[Mandant.Fax]</text:p>
      <text:p text:style-name="P18"/>
      <text:p text:style-name="P18"/>
      <text:p text:style-name="P6">Medikamentenkarte für [Patient.Name] [Patient.Vorname], [Patient.Geburtsdatum]</text:p>
      <text:p text:style-name="P6"/>
      <text:p text:style-name="P7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2"><draw:frame draw:style-name="fr1" draw:name="Grafik1" text:anchor-type="paragraph" svg:x="0.148cm" svg:y="0.116cm" svg:width="0.64cm" svg:height="0.64cm" draw:z-index="0"><draw:image xlink:href="Pictures/100000000000006000000060ECF49FAD.png" xlink:type="simple" xlink:show="embed" xlink:actuate="onLoad"/></draw:frame></text:p>
          </table:table-cell>
          <table:table-cell table:style-name="Table1.B1" office:value-type="string">
            <text:p text:style-name="P17"></text:p>
          </table:table-cell>
          <table:table-cell table:style-name="Table1.B1" office:value-type="string">
            <text:p text:style-name="P17"></text:p>
          </table:table-cell>
          <table:table-cell table:style-name="Table1.B1" office:value-type="string">
            <text:p text:style-name="P11"><draw:frame draw:style-name="fr1" draw:name="graphics1" text:anchor-type="paragraph" svg:x="0.191cm" svg:y="0.011cm" svg:width="0.69cm" svg:height="0.69cm" draw:z-index="1"><draw:image xlink:href="Pictures/1000020000000031000000318F04CA0B.gif" xlink:type="simple" xlink:show="embed" xlink:actuate="onLoad"/></draw:frame></text:p>
          </table:table-cell>
          <table:table-cell table:style-name="Table1.B1" office:value-type="string">
            <text:p text:style-name="P10"/>
          </table:table-cell>
          <table:table-cell table:style-name="Table1.G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{HilotecKG:Patient:all:Medikarte}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</table:table>
      <text:p text:style-name="P9"/>
      <text:p text:style-name="P9">Letzte Änderung: [HilotecKG:Patient:last:Medikarte.Datum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de" fo:country="CH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14.252cm"/>
          <style:tab-stop style:position="14.753cm"/>
        </style:tab-stops>
      </style:paragraph-properties>
      <style:text-properties style:font-name="Arial" fo:font-size="9.5pt" style:font-size-asian="9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44cm" style:type="center"/>
          <style:tab-stop style:position="18.288cm" style:type="right"/>
        </style:tab-stops>
      </style:paragraph-properties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591cm" fo:margin-bottom="1.586cm" fo:margin-left="1.588cm" fo:margin-right="1.125cm" style:shadow="none" fo:background-color="transparent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ruckdatum: [Datum.Heut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s700021</meta:initial-creator>
    <meta:creation-date>2008-03-08T19:46:00</meta:creation-date>
    <dc:date>2012-10-20T14:15:32.28</dc:date>
    <meta:print-date>2008-12-19T14:26:48</meta:print-date>
    <meta:editing-cycles>38</meta:editing-cycles>
    <meta:editing-duration>PT1H54M46S</meta:editing-duration>
    <meta:printed-by>Damian Hählen</meta:printed-by>
    <meta:document-statistic meta:table-count="1" meta:image-count="2" meta:object-count="0" meta:page-count="1" meta:paragraph-count="12" meta:word-count="27" meta:character-count="393" meta:non-whitespace-character-count="377"/>
    <meta:user-defined meta:name="Info 1"/>
    <meta:user-defined meta:name="Info 2"/>
    <meta:user-defined meta:name="Info 3"/>
    <meta:user-defined meta:name="Info 4"/>
  </office:meta>
</office:document-meta>
</file>